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mily-generic="roman" style:font-pitch="variable"/>
    <style:font-face style:name="Courier" svg:font-family="Courier" style:font-family-generic="roman" style:font-pitch="variable"/>
    <style:font-face style:name="Courier-Bold" svg:font-family="Courier-Bold" style:font-family-generic="roman" style:font-pitch="variable"/>
    <style:font-face style:name="HelveticaNeue" svg:font-family="HelveticaNeue" style:font-family-generic="roman" style:font-pitch="variable"/>
    <style:font-face style:name="HelveticaNeue-Medium" svg:font-family="HelveticaNeue-Medium"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9ecbf" officeooo:paragraph-rsid="0019ecbf"/>
    </style:style>
    <style:style style:name="P2" style:family="paragraph" style:parent-style-name="Standard">
      <style:text-properties officeooo:rsid="0018777c" officeooo:paragraph-rsid="0018777c"/>
    </style:style>
    <style:style style:name="P3" style:family="paragraph" style:parent-style-name="Standard">
      <style:paragraph-properties>
        <style:tab-stops>
          <style:tab-stop style:position="6.5063in" style:type="right"/>
        </style:tab-stops>
      </style:paragraph-properties>
      <style:text-properties officeooo:rsid="0018777c" officeooo:paragraph-rsid="0019ecbf"/>
    </style:style>
    <style:style style:name="P4" style:family="paragraph" style:parent-style-name="Standard">
      <style:text-properties officeooo:rsid="0019ecbf" officeooo:paragraph-rsid="0018777c"/>
    </style:style>
    <style:style style:name="P5" style:family="paragraph" style:parent-style-name="Standard">
      <style:text-properties officeooo:rsid="0019ecbf" officeooo:paragraph-rsid="0019ecbf"/>
    </style:style>
    <style:style style:name="P6" style:family="paragraph" style:parent-style-name="Standard">
      <style:text-properties officeooo:rsid="001b4c60" officeooo:paragraph-rsid="001b4c60"/>
    </style:style>
    <style:style style:name="P7" style:family="paragraph" style:parent-style-name="Standard">
      <style:text-properties officeooo:rsid="001c2aca" officeooo:paragraph-rsid="001c2aca"/>
    </style:style>
    <style:style style:name="P8" style:family="paragraph" style:parent-style-name="Standard">
      <style:text-properties fo:font-size="12pt" fo:font-weight="normal" officeooo:rsid="001b4c60" style:font-size-asian="12pt" style:font-weight-asian="normal" style:font-size-complex="12pt" style:font-weight-complex="normal"/>
    </style:style>
    <style:style style:name="P9" style:family="paragraph" style:parent-style-name="Standard">
      <style:text-properties fo:font-size="12pt" fo:font-weight="normal" officeooo:rsid="001cf16c" officeooo:paragraph-rsid="001cf16c" style:font-size-asian="12pt" style:font-weight-asian="normal" style:font-size-complex="12pt" style:font-weight-complex="normal"/>
    </style:style>
    <style:style style:name="P10" style:family="paragraph" style:parent-style-name="Standard">
      <style:text-properties fo:font-size="12pt" fo:font-weight="normal" officeooo:rsid="001e3313" officeooo:paragraph-rsid="001e3313" style:font-size-asian="12pt" style:font-weight-asian="normal" style:font-size-complex="12pt" style:font-weight-complex="normal"/>
    </style:style>
    <style:style style:name="P11" style:family="paragraph" style:parent-style-name="Standard">
      <style:text-properties style:use-window-font-color="true"/>
    </style:style>
    <style:style style:name="P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officeooo:paragraph-rsid="001e2249"/>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style:font-size-asian="12pt"/>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ndaleMono" fo:font-size="12pt" officeooo:paragraph-rsid="001e2249" style:font-size-asian="12pt"/>
    </style:style>
    <style:style style:name="P16" style:family="paragraph" style:parent-style-name="Standard">
      <style:text-properties officeooo:rsid="001e2249" officeooo:paragraph-rsid="001e2249"/>
    </style:style>
    <style:style style:name="P17" style:family="paragraph" style:parent-style-name="Standard">
      <style:text-properties officeooo:rsid="001e3313" officeooo:paragraph-rsid="001e3313"/>
    </style:style>
    <style:style style:name="P18" style:family="paragraph" style:parent-style-name="Standard">
      <style:text-properties officeooo:rsid="001f7c11" officeooo:paragraph-rsid="001f7c11"/>
    </style:style>
    <style:style style:name="P19" style:family="paragraph" style:parent-style-name="Standard">
      <style:text-properties officeooo:rsid="0020e710" officeooo:paragraph-rsid="0020e710"/>
    </style:style>
    <style:style style:name="P20" style:family="paragraph" style:parent-style-name="Standard">
      <style:text-properties fo:color="#262626" style:text-outline="false" style:font-name="HelveticaNeue-Medium" fo:font-size="12pt" fo:letter-spacing="normal" fo:font-weight="normal" officeooo:rsid="001b4c60" style:letter-kerning="false" style:font-size-asian="12pt" style:font-weight-asian="normal" style:font-size-complex="12pt" style:font-weight-complex="normal"/>
    </style:style>
    <style:style style:name="P21" style:family="paragraph" style:parent-style-name="Standard">
      <style:text-properties fo:color="#262626" style:text-outline="false" style:font-name="HelveticaNeue-Medium" fo:font-size="12pt" fo:letter-spacing="normal" fo:font-weight="normal" officeooo:rsid="001b4c60" officeooo:paragraph-rsid="001c2aca" style:letter-kerning="false" style:font-size-asian="12pt" style:font-weight-asian="normal" style:font-size-complex="12pt" style:font-weight-complex="normal"/>
    </style:style>
    <style:style style:name="P22" style:family="paragraph" style:parent-style-name="Standard">
      <style:text-properties fo:color="#262626" style:text-outline="false" style:font-name="Menlo-Regular" fo:font-size="12pt" fo:letter-spacing="normal" fo:font-weight="normal" officeooo:rsid="001b4c60" style:letter-kerning="false" style:font-size-asian="12pt" style:font-weight-asian="normal" style:font-size-complex="12pt" style:font-weight-complex="normal"/>
    </style:style>
    <style:style style:name="P23" style:family="paragraph" style:parent-style-name="Standard">
      <style:text-properties fo:color="#262626" style:text-outline="false" style:font-name="Menlo-Regular" fo:font-size="12pt" fo:letter-spacing="normal" fo:font-weight="normal" officeooo:rsid="001cf16c" officeooo:paragraph-rsid="001cf16c" style:letter-kerning="false" style:font-size-asian="12pt" style:font-weight-asian="normal" style:font-size-complex="12pt" style:font-weight-complex="normal"/>
    </style:style>
    <style:style style:name="P24" style:family="paragraph" style:parent-style-name="Standard">
      <style:text-properties fo:color="#262626" style:text-outline="false" style:font-name="Menlo-Regular" fo:font-size="12pt" fo:letter-spacing="normal" fo:font-weight="normal" officeooo:rsid="001e3313" officeooo:paragraph-rsid="001e3313" style:letter-kerning="false" style:font-size-asian="12pt" style:font-weight-asian="normal" style:font-size-complex="12pt" style:font-weight-complex="normal"/>
    </style:style>
    <style:style style:name="P25" style:family="paragraph" style:parent-style-name="Standard">
      <style:text-properties fo:color="#262626" style:text-outline="false" style:font-name="HelveticaNeue" fo:font-size="12pt" fo:letter-spacing="normal" fo:font-weight="normal" officeooo:rsid="001b4c60" style:letter-kerning="false" style:font-size-asian="12pt" style:font-weight-asian="normal" style:font-size-complex="12pt" style:font-weight-complex="normal"/>
    </style:style>
    <style:style style:name="P26" style:family="paragraph" style:parent-style-name="Index_20_1">
      <style:paragraph-properties>
        <style:tab-stops>
          <style:tab-stop style:position="6.6929in" style:type="right" style:leader-style="dotted" style:leader-text="."/>
        </style:tab-stops>
      </style:paragraph-properties>
    </style:style>
    <style:style style:name="P27" style:family="paragraph" style:parent-style-name="Index_20_2">
      <style:paragraph-properties>
        <style:tab-stops>
          <style:tab-stop style:position="6.6929in" style:type="right" style:leader-style="dotted" style:leader-text="."/>
        </style:tab-stops>
      </style:paragraph-properties>
    </style:style>
    <style:style style:name="P28" style:family="paragraph" style:parent-style-name="Standard">
      <style:text-properties officeooo:rsid="001f7c11" officeooo:paragraph-rsid="001f7c11"/>
    </style:style>
    <style:style style:name="P29" style:family="paragraph" style:parent-style-name="Standard">
      <style:text-properties style:use-window-font-color="true"/>
    </style:style>
    <style:style style:name="P30" style:family="paragraph" style:parent-style-name="Standard">
      <style:text-properties style:use-window-font-color="true" officeooo:rsid="0024654b" officeooo:paragraph-rsid="0024654b"/>
    </style:style>
    <style:style style:name="P31" style:family="paragraph" style:parent-style-name="Standard">
      <style:text-properties style:use-window-font-color="true" officeooo:rsid="00276848" officeooo:paragraph-rsid="00276848"/>
    </style:style>
    <style:style style:name="P3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style>
    <style:style style:name="P33" style:family="paragraph" style:parent-style-name="Table_20_Contents">
      <style:text-properties officeooo:rsid="0024654b" officeooo:paragraph-rsid="0024654b"/>
    </style:style>
    <style:style style:name="T1" style:family="text">
      <style:text-properties officeooo:rsid="0019ecbf"/>
    </style:style>
    <style:style style:name="T2" style:family="text">
      <style:text-properties officeooo:rsid="001b4c60"/>
    </style:style>
    <style:style style:name="T3" style:family="text">
      <style:text-properties fo:color="#262626" style:text-outline="false" style:font-name="Menlo-Regular" fo:letter-spacing="normal" style:letter-kerning="false"/>
    </style:style>
    <style:style style:name="T4" style:family="text">
      <style:text-properties fo:color="#262626" style:text-outline="false" style:font-name="Menlo-Regular" fo:letter-spacing="normal" officeooo:rsid="001b4c60" style:letter-kerning="false"/>
    </style:style>
    <style:style style:name="T5" style:family="text">
      <style:text-properties fo:font-weight="bold" style:font-weight-asian="bold" style:font-weight-complex="bold"/>
    </style:style>
    <style:style style:name="T6" style:family="text">
      <style:text-properties style:font-name="AndaleMono" fo:font-size="12pt" style:font-size-asian="12pt"/>
    </style:style>
    <style:style style:name="T7" style:family="text">
      <style:text-properties style:font-name="AndaleMono" fo:font-size="12pt" officeooo:rsid="001e2249" style:font-size-asian="12pt"/>
    </style:style>
    <style:style style:name="T8" style:family="text">
      <style:text-properties style:font-name="AndaleMono" fo:font-size="12pt" officeooo:rsid="002299dc" style:font-size-asian="12pt"/>
    </style:style>
    <style:style style:name="T9" style:family="text">
      <style:text-properties style:font-name="AndaleMono" fo:font-size="12pt" style:font-size-asian="12pt"/>
    </style:style>
    <style:style style:name="T10" style:family="text">
      <style:text-properties officeooo:rsid="001e2249"/>
    </style:style>
    <style:style style:name="T11" style:family="text">
      <style:text-properties officeooo:rsid="001f7c11"/>
    </style:style>
    <style:style style:name="T12" style:family="text">
      <style:text-properties fo:color="#ffee95" style:font-name="Courier" fo:font-size="12pt" style:font-size-asian="12pt"/>
    </style:style>
    <style:style style:name="T13" style:family="text">
      <style:text-properties fo:color="#ffee95" style:font-name="Courier" fo:font-size="12pt" fo:font-weight="normal" style:font-size-asian="12pt" style:font-weight-asian="normal"/>
    </style:style>
    <style:style style:name="T14" style:family="text">
      <style:text-properties style:font-name="Courier" fo:font-size="12pt" style:font-size-asian="12pt"/>
    </style:style>
    <style:style style:name="T15" style:family="text">
      <style:text-properties style:font-name="Courier" fo:font-size="12pt" officeooo:rsid="00258761" style:font-size-asian="12pt"/>
    </style:style>
    <style:style style:name="T16" style:family="text">
      <style:text-properties style:font-name="Courier" fo:font-size="12pt" officeooo:rsid="00276848" style:font-size-asian="12pt"/>
    </style:style>
    <style:style style:name="T17" style:family="text">
      <style:text-properties style:font-name="Courier" fo:font-size="12pt" style:font-size-asian="12pt"/>
    </style:style>
    <style:style style:name="T18" style:family="text">
      <style:text-properties style:font-name="Courier" fo:font-size="12pt" fo:font-weight="normal" style:font-size-asian="12pt" style:font-weight-asian="normal"/>
    </style:style>
    <style:style style:name="T19" style:family="text">
      <style:text-properties style:font-name="Courier" fo:font-size="12pt" fo:font-weight="normal" style:font-size-asian="12pt" style:font-weight-asian="normal"/>
    </style:style>
    <style:style style:name="T20" style:family="text">
      <style:text-properties fo:color="#2fff12" style:font-name="AndaleMono" fo:font-size="12pt" style:font-size-asian="12pt"/>
    </style:style>
    <style:style style:name="T21" style:family="text">
      <style:text-properties fo:color="#2fff12" style:font-name="Courier" fo:font-size="12pt" style:font-size-asian="12pt"/>
    </style:style>
    <style:style style:name="T22" style:family="text">
      <style:text-properties fo:color="#cccb3c" style:font-name="Courier" fo:font-size="12pt" style:font-size-asian="12pt"/>
    </style:style>
    <style:style style:name="T23" style:family="text">
      <style:text-properties fo:color="#cccb3c" style:font-name="Courier" fo:font-size="12pt" fo:font-weight="normal" style:font-size-asian="12pt" style:font-weight-asian="normal"/>
    </style:style>
    <style:style style:name="T24" style:family="text">
      <style:text-properties fo:color="#56dbe9" style:font-name="Courier-Bold" fo:font-size="12pt" fo:font-weight="bold" style:font-size-asian="12pt" style:font-weight-asian="bold"/>
    </style:style>
    <style:style style:name="T25" style:family="text">
      <style:text-properties fo:color="#58e540" style:font-name="Courier-Bold" fo:font-size="12pt" fo:font-weight="bold" style:font-size-asian="12pt" style:font-weight-asian="bold"/>
    </style:style>
    <style:style style:name="T26" style:family="text">
      <style:text-properties fo:color="#610001" style:font-name="Courier-Bold" fo:font-size="12pt" fo:font-weight="bold" style:font-size-asian="12pt" style:font-weight-asian="bold"/>
    </style:style>
    <style:style style:name="T27" style:family="text">
      <style:text-properties style:font-name="Courier-Bold" fo:font-size="12pt" fo:font-weight="bold" style:font-size-asian="12pt" style:font-weight-asian="bold"/>
    </style:style>
    <style:style style:name="T28" style:family="text">
      <style:text-properties style:font-name="Courier-Bold" fo:font-size="12pt" fo:font-weight="bold" style:font-size-asian="12pt" style:font-weight-asian="bold"/>
    </style:style>
    <style:style style:name="T29" style:family="text">
      <style:text-properties style:font-name="Courier-Bold" fo:font-size="12pt" fo:font-weight="bold" style:font-size-asian="12pt" style:font-weight-asian="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P Using GITHUB</text:p>
      <text:p text:style-name="P2"/>
      <text:p text:style-name="P2"/>
      <text:p text:style-name="P3"><text:file-name text:display="name">sop using github-20161206-2</text:file-name><text:tab/> <text:span text:style-name="T1">page </text:span><text:page-number text:select-page="current">1</text:page-number></text:p>
      <text:p text:style-name="P2"/>
      <text:p text:style-name="P2"/>
      <text:p text:style-name="P2"/>
      <text:p text:style-name="P4"/>
      <text:p text:style-name="P4"/>
      <text:p text:style-name="P5">The accec to github is through the github website and through a commandline interface once these are configurede you are ready to go. Without revealing my deatiled insight I can tell that GIT is a distributed version control system that allows multible repositories to be synchronized. Most version control system have a central repository and merging repositories is an elaborate task. GIT as such have some of the same conflict resolutione issues, but handling these issues is much more common place as GIT is an inherent distributed version control sytem.</text:p>
      <text:p text:style-name="P5"/>
      <text:p text:style-name="P5">Beiing a novice git'er is is not yet business a rutine, to reconsile repositories, but at this stage my only experience is to browse / <text:s/>download repositories.</text:p>
      <text:p text:style-name="P5"/>
      <table:table table:name="Table1" table:style-name="Table1">
        <table:table-column table:style-name="Table1.A"/>
        <table:table-column table:style-name="Table1.B"/>
        <table:table-row>
          <table:table-cell table:style-name="Table1.A1" office:value-type="string">
            <text:p text:style-name="P1">URL</text:p>
          </table:table-cell>
          <table:table-cell table:style-name="Table1.B1" office:value-type="string">
            <text:p text:style-name="P1">https://github.com</text:p>
          </table:table-cell>
        </table:table-row>
        <table:table-row>
          <table:table-cell table:style-name="Table1.A2" office:value-type="string">
            <text:p text:style-name="P1"><text:span text:style-name="T10">user</text:span> <text:span text:style-name="T10">email</text:span></text:p>
          </table:table-cell>
          <table:table-cell table:style-name="Table1.B2" office:value-type="string">
            <text:p text:style-name="P1"><text:span text:style-name="T10">Some-</text:span>email@address.dk</text:p>
          </table:table-cell>
        </table:table-row>
        <table:table-row>
          <table:table-cell table:style-name="Table1.A2" office:value-type="string">
            <text:p text:style-name="P1">PASSWORD</text:p>
          </table:table-cell>
          <table:table-cell table:style-name="Table1.B2" office:value-type="string">
            <text:p text:style-name="P1">Some-thing</text:p>
          </table:table-cell>
        </table:table-row>
        <table:table-row>
          <table:table-cell table:style-name="Table1.A2" office:value-type="string">
            <text:p text:style-name="P1">User name</text:p>
          </table:table-cell>
          <table:table-cell table:style-name="Table1.B2" office:value-type="string">
            <text:p text:style-name="P1">Some name <text:span text:style-name="T2">(andersfuf)</text:span></text:p>
          </table:table-cell>
        </table:table-row>
      </table:table>
      <text:p text:style-name="P5"/>
      <text:p text:style-name="P5"/>
      <text:p text:style-name="P6">From the website a new repository can be created. Github recommend to create a repository from the command line:</text:p>
      <text:p text:style-name="P6"/>
      <table:table table:name="Table2" table:style-name="Table2">
        <table:table-column table:style-name="Table2.A"/>
        <table:table-row>
          <table:table-cell table:style-name="Table2.A1" office:value-type="string">
            <text:p text:style-name="P20">Quick setup — if you’ve done this kind of thing before</text:p>
            <text:p text:style-name="P20"/>
            <text:p text:style-name="P21">https://github.com/andersfuf/uis-database.git</text:p>
          </table:table-cell>
        </table:table-row>
        <table:table-row>
          <table:table-cell table:style-name="Table2.A2" office:value-type="string">
            <text:p text:style-name="P20">…or create a new repository on the command line</text:p>
            <text:p text:style-name="P22">echo "# uis-database" &gt;&gt; README.md</text:p>
            <text:p text:style-name="P22">git init</text:p>
            <text:p text:style-name="P22">git add README.md</text:p>
            <text:p text:style-name="P22">git commit -m "first commit"</text:p>
            <text:p text:style-name="P22">git remote add origin https://github.com/andersfuf/uis-database.git</text:p>
            <text:p text:style-name="P22">git push -u origin master</text:p>
          </table:table-cell>
        </table:table-row>
        <table:table-row>
          <table:table-cell table:style-name="Table2.A2" office:value-type="string">
            <text:p text:style-name="P20">…or push an existing repository from the command line</text:p>
            <text:p text:style-name="P22">git remote add origin https://github.com/andersfuf/uis-database.git</text:p>
            <text:p text:style-name="P22">git push -u origin master</text:p>
          </table:table-cell>
        </table:table-row>
        <table:table-row>
          <table:table-cell table:style-name="Table2.A2" office:value-type="string">
            <text:p text:style-name="P20">…or import code from another repository</text:p>
            <text:p text:style-name="P25">You can initialize this repository with code from a Subversion, Mercurial, or TFS project.</text:p>
          </table:table-cell>
        </table:table-row>
      </table:table>
      <text:p text:style-name="P6"/>
      <text:p text:style-name="P5"><text:soft-page-break/></text:p>
      <text:p text:style-name="P5"/>
      <text:p text:style-name="P7">My experience on this machine:</text:p>
      <text:p text:style-name="P7"/>
      <table:table table:name="Table3" table:style-name="Table3">
        <table:table-column table:style-name="Table3.A"/>
        <table:table-row>
          <table:table-cell table:style-name="Table3.A1" office:value-type="string">
            <text:p text:style-name="P12"><text:span text:style-name="T6"><text:s text:c="2"/>460 <text:s/></text:span><text:alphabetical-index-mark-start text:id="IMark4853273136"/><text:span text:style-name="T6">git status</text:span><text:alphabetical-index-mark-end text:id="IMark4853273136"/></text:p>
            <text:p text:style-name="P14"><text:s text:c="2"/>503 <text:s/>git</text:p>
            <text:p text:style-name="P14"><text:s text:c="2"/>504 <text:s/>history | grep git</text:p>
            <text:p text:style-name="P12"><text:span text:style-name="T6"><text:s text:c="2"/>505 <text:s/></text:span><text:alphabetical-index-mark-start text:id="IMark4853275728"/><text:span text:style-name="T6">git clone</text:span><text:alphabetical-index-mark-end text:id="IMark4853275728"/><text:span text:style-name="T6"> https://github.com/andersfuf/uis-database.git</text:span></text:p>
            <text:p text:style-name="P14"><text:s text:c="2"/>506 <text:s/>sudo git clone https://github.com/andersfuf/uis-database.git</text:p>
            <text:p text:style-name="P14"><text:s text:c="2"/>510 <text:s/>history | grep git</text:p>
            <text:p text:style-name="Standard"/>
          </table:table-cell>
        </table:table-row>
        <table:table-row>
          <table:table-cell table:style-name="Table3.A2" office:value-type="string">
            <text:p text:style-name="P20">…or create a new repository on the command line</text:p>
            <text:p text:style-name="P22">echo "# uis-database" &gt;&gt; README.md</text:p>
            <text:p text:style-name="P9"><text:span text:style-name="T3">This first line creates a one line readme file. It did not work as used sudo to git clone. I had to change ownersip on the folder from sudo user root to user develop: </text:span><text:alphabetical-index-mark-start text:id="IMark4853275728"/><text:span text:style-name="T3">sudo chown</text:span><text:alphabetical-index-mark-end text:id="IMark4853275728"/><text:span text:style-name="T3"> develop uis-database</text:span></text:p>
            <text:p text:style-name="P23"/>
            <text:p text:style-name="P22">git init</text:p>
            <text:p text:style-name="P23">Initialization is not mecessary as it is created on the site </text:p>
            <text:p text:style-name="P23"/>
            <text:p text:style-name="P22">git add README.md</text:p>
            <text:p text:style-name="P9"><text:span text:style-name="T3">The readme file is posted. On my machine prefix with sudo to envoke as superuser: sudo </text:span><text:span text:style-name="T4">git add README.md </text:span></text:p>
            <text:p text:style-name="P23"/>
            <text:p text:style-name="P22">git commit -m "first commit"</text:p>
            <text:p text:style-name="P24">After registering my name and email with git config, git commit envoked with sudo post my first file.</text:p>
            <text:p text:style-name="P24"/>
            <text:p text:style-name="P8"><text:span text:style-name="T3">git remote add origin </text:span><text:a xlink:type="simple" xlink:href="https://github.com/andersfuf/uis-database.git" text:style-name="Internet_20_link" text:visited-style-name="Visited_20_Internet_20_Link">https://github.com/andersfuf/uis-database.git</text:a></text:p>
            <text:p text:style-name="P24">This is probably the command that adds a repository at your github user from the client command line. This is not needed this time.</text:p>
            <text:p text:style-name="P22"/>
            <text:p text:style-name="P22"><text:alphabetical-index-mark-start text:id="IMark4853275728" text:key1="--global user.email"/>git push -u origin master<text:alphabetical-index-mark-end text:id="IMark4853275728"/></text:p>
            <text:p text:style-name="P10"><text:span text:style-name="T3">Pushing files to the github must be envoked with </text:span><text:alphabetical-index-mark-start text:id="IMark4853273136"/><text:span text:style-name="T3">sudo: sudo </text:span><text:span text:style-name="T4">git push -u origin master</text:span><text:alphabetical-index-mark-end text:id="IMark4853273136"/></text:p>
            <text:p text:style-name="P24"/>
          </table:table-cell>
        </table:table-row>
        <table:table-row>
          <table:table-cell table:style-name="Table3.A2" office:value-type="string">
            <text:p text:style-name="Table_20_Contents"/>
          </table:table-cell>
        </table:table-row>
        <table:table-row>
          <table:table-cell table:style-name="Table3.A2" office:value-type="string">
            <text:p text:style-name="P14">deBoor:uis-database develop$ sudo git commit -m "first commit"</text:p>
            <text:p text:style-name="P14">Password:</text:p>
            <text:p text:style-name="P14"/>
            <text:p text:style-name="P14">*** Please tell me who you are.</text:p>
            <text:p text:style-name="P14"/>
            <text:p text:style-name="P14">Run</text:p>
            <text:p text:style-name="P14"/>
            <text:p text:style-name="P14"><text:s text:c="2"/>git config --global user.email "you@example.com"</text:p>
            <text:p text:style-name="P14"><text:soft-page-break/><text:s text:c="2"/>git config --global user.name "Your Name"</text:p>
            <text:p text:style-name="P14"/>
            <text:p text:style-name="P14">to set your account's default identity.</text:p>
            <text:p text:style-name="P14">Omit --global to set the identity only in this repository.</text:p>
            <text:p text:style-name="P14"/>
            <text:p text:style-name="P14">fatal: unable to auto-detect email address (got 'root@deBoor.(none)')</text:p>
            <text:p text:style-name="P14">deBoor:uis-database develop$ </text:p>
            <text:p text:style-name="P11"/>
          </table:table-cell>
        </table:table-row>
      </table:table>
      <text:p text:style-name="P7"/>
      <text:p text:style-name="P7"/>
      <text:p text:style-name="P7"/>
      <text:p text:style-name="P16">Notice above that the first commit prompts for username and email configuration on the client. In my case registered email but I could also have registered a ku-mail. The important point here is have rights to update the target repository (..targit repository). Probably prefix with <text:span text:style-name="T5">sudo</text:span>.</text:p>
      <text:p text:style-name="P16"/>
      <table:table table:name="Table4" table:style-name="Table4">
        <table:table-column table:style-name="Table4.A"/>
        <table:table-row>
          <table:table-cell table:style-name="Table4.A1" office:value-type="string">
            <text:p text:style-name="P13"><text:span text:style-name="T6"><text:s text:c="2"/>git config --global user.email "</text:span><text:span text:style-name="T8">yourAccount</text:span><text:span text:style-name="T6">@</text:span><text:span text:style-name="T7">di.ku.dk</text:span><text:span text:style-name="T6">"</text:span></text:p>
            <text:p text:style-name="P13"><text:span text:style-name="T6"><text:s text:c="2"/></text:span><text:alphabetical-index-mark-start text:id="IMark4853275728" text:key1="--global user.email"/><text:span text:style-name="T6">git config</text:span><text:alphabetical-index-mark-end text:id="IMark4853275728"/><text:span text:style-name="T6"> --global user.name "</text:span><text:span text:style-name="T8">Your Name</text:span><text:span text:style-name="T6">"</text:span></text:p>
            <text:p text:style-name="P15"/>
          </table:table-cell>
        </table:table-row>
        <table:table-row>
          <table:table-cell table:style-name="Table4.A2" office:value-type="string">
            <text:p text:style-name="Table_20_Contents"/>
          </table:table-cell>
        </table:table-row>
      </table:table>
      <text:p text:style-name="P16"/>
      <text:p text:style-name="P17">Setting my account preferences on the client did not require sudo.</text:p>
      <text:p text:style-name="P17">Now commit will work. <text:span text:style-name="T11">The master trunc – repository on my github account is updated. </text:span></text:p>
      <text:p text:style-name="P17"/>
      <text:p text:style-name="P18">Changing the <text:alphabetical-index-mark-start text:id="IMark4853273136"/><text:alphabetical-index-mark-start text:id="IMark4853275728"/>README.md<text:alphabetical-index-mark-end text:id="IMark4853275728"/><text:alphabetical-index-mark-end text:id="IMark4853273136"/> file on my github account leaves my local copy in an older version. New versions can be pulled, evoked with sudo: <text:alphabetical-index-mark-start text:id="IMark4853274480"/>sudo git pull<text:alphabetical-index-mark-end text:id="IMark4853274480"/></text:p>
      <text:p text:style-name="P18"/>
      <text:p text:style-name="P18"/>
      <table:table table:name="Table5" table:style-name="Table5">
        <table:table-column table:style-name="Table5.A"/>
        <table:table-row>
          <table:table-cell table:style-name="Table5.A1" office:value-type="string">
            <text:p text:style-name="Table_20_Contents"/>
          </table:table-cell>
        </table:table-row>
        <table:table-row>
          <table:table-cell table:style-name="Table5.A2" office:value-type="string">
            <text:p text:style-name="P33">Adding multiplr filrd</text:p>
            <text:p text:style-name="P33"/>
            <text:p text:style-name="P30"><text:span text:style-name="T14">git add .</text:span></text:p>
            <text:p text:style-name="P30"><text:span text:style-name="T14"/></text:p>
            <text:p text:style-name="P30"><text:span text:style-name="T14">To add multiple files use git add with current directory and prefix with sudo: sudo git add .</text:span></text:p>
            <text:p text:style-name="P30"><text:span text:style-name="T14"/></text:p>
            <text:p text:style-name="P30"><text:span text:style-name="T14"><text:s/>git commit -m "added databases after postgres check" </text:span></text:p>
            <text:p text:style-name="P30"><text:span text:style-name="T15">for me evoked with sudo commits changes </text:span><text:span text:style-name="T16">local git repository</text:span><text:span text:style-name="T15">:</text:span><text:span text:style-name="T14"> sudo git commit -m "added databases after postgres check" </text:span></text:p>
            <text:p text:style-name="P30"><text:span text:style-name="T14"/></text:p>
            <text:p text:style-name="P30"><text:span text:style-name="T14"/></text:p>
            <text:p text:style-name="P30"><text:span text:style-name="T6">sudo git push -u origin master</text:span></text:p>
            <text:p text:style-name="P31"><text:span text:style-name="T6">Commits changes to github</text:span></text:p>
            <text:p text:style-name="P30"><text:span text:style-name="T21"/></text:p>
            <text:p text:style-name="P30"><text:span text:style-name="T21"/></text:p>
          </table:table-cell>
        </table:table-row>
        <table:table-row>
          <table:table-cell table:style-name="Table5.A2" office:value-type="string">
            <text:p text:style-name="P12"><text:span text:style-name="T14">deBoor:uis-database develop$ sudo git push -u origin master</text:span></text:p>
            <text:p text:style-name="P12"><text:span text:style-name="T14">Counting objects: 66, done.</text:span></text:p>
            <text:p text:style-name="P12"><text:span text:style-name="T14">Delta compression using up to 4 threads.</text:span></text:p>
            <text:p text:style-name="P12"><text:span text:style-name="T14">Compressing objects: 100% (66/66), done.</text:span></text:p>
            <text:p text:style-name="P12"><text:soft-page-break/><text:span text:style-name="T14">Writing objects: 100% (66/66), 1.71 MiB | 255.00 KiB/s, done.</text:span></text:p>
            <text:p text:style-name="P12"><text:span text:style-name="T14">Total 66 (delta 11), reused 0 (delta 0)</text:span></text:p>
            <text:p text:style-name="P12"><text:span text:style-name="T14">remote: Resolving deltas: 100% (11/11), done.</text:span></text:p>
            <text:p text:style-name="P12"><text:span text:style-name="T14">remote: Unexpected system error after push was received.</text:span></text:p>
            <text:p text:style-name="P12"><text:span text:style-name="T14">remote: These changes may not be reflected on github.com!</text:span></text:p>
            <text:p text:style-name="P12"><text:span text:style-name="T14">remote: Your unique error code: 773119de6488c11cfb1d24a4133a5491</text:span></text:p>
            <text:p text:style-name="P12"><text:span text:style-name="T14">To https://github.com/andersfuf/uis-database.git</text:span></text:p>
            <text:p text:style-name="P12"><text:span text:style-name="T14"><text:s text:c="3"/>5c9f93c..819651f <text:s/>master -&gt; master</text:span></text:p>
            <text:p text:style-name="P12"><text:span text:style-name="T14">Branch master set up to track remote branch master from origin.</text:span></text:p>
            <text:p text:style-name="P11"/>
          </table:table-cell>
        </table:table-row>
        <table:table-row>
          <table:table-cell table:style-name="Table5.A2" office:value-type="string">
            <text:p text:style-name="P11"><text:span text:style-name="T14">git branch testing</text:span></text:p>
            <text:p text:style-name="P11"><text:span text:style-name="T14"/></text:p>
            <text:p text:style-name="P11"><text:span text:style-name="T14">–</text:span></text:p>
            <text:p text:style-name="P11"><text:span text:style-name="T14"/></text:p>
            <text:p text:style-name="P11"><text:span text:style-name="T14">deBoor:uis-database develop$ sudo git branch testing</text:span></text:p>
            <text:p text:style-name="P12"><text:span text:style-name="T14">Password:</text:span></text:p>
            <text:p text:style-name="P12"><text:span text:style-name="T14">deBoor:uis-database develop$ git log --oneline --decorate --graph --all</text:span></text:p>
            <text:p text:style-name="P12"><text:span text:style-name="T14">* </text:span><text:span text:style-name="T14">819651f (</text:span><text:span text:style-name="T27">HEAD</text:span><text:span text:style-name="T18"> -&gt; </text:span><text:span text:style-name="T27">master</text:span><text:span text:style-name="T18">, </text:span><text:span text:style-name="T27">origin/master</text:span><text:span text:style-name="T18">, </text:span><text:span text:style-name="T27">testing</text:span><text:span text:style-name="T18">)</text:span><text:span text:style-name="T18"> added databases after postgres check</text:span></text:p>
            <text:p text:style-name="P12"><text:span text:style-name="T18">* </text:span><text:span text:style-name="T18">5c9f93c</text:span><text:span text:style-name="T18"> Adding purpose</text:span></text:p>
            <text:p text:style-name="P12"><text:span text:style-name="T18">* </text:span><text:span text:style-name="T18">0761fbf</text:span><text:span text:style-name="T18"> first commit</text:span></text:p>
            <text:p text:style-name="P12"><text:span text:style-name="T18">deBoor:uis-database develop$ git checkout testing</text:span></text:p>
            <text:p text:style-name="P12"><text:span text:style-name="T18">fatal: Unable to create '/Users/develop/Workspaces/uis-database/.git/index.lock': Permission denied</text:span></text:p>
            <text:p text:style-name="P12"><text:span text:style-name="T18">deBoor:uis-database develop$ sudo git checkout testing</text:span></text:p>
            <text:p text:style-name="P12"><text:span text:style-name="T18">Switched to branch 'testing'</text:span></text:p>
            <text:p text:style-name="P12"><text:span text:style-name="T18">deBoor:uis-database develop$ sudo git checkout master</text:span></text:p>
            <text:p text:style-name="P12"><text:span text:style-name="T18">Switched to branch 'master'</text:span></text:p>
            <text:p text:style-name="P12"><text:span text:style-name="T18">Your branch is up-to-date with 'origin/master'.</text:span></text:p>
            <text:p text:style-name="P12"><text:span text:style-name="T18">deBoor:uis-database develop$ git log --oneline --decorate --graph --all</text:span></text:p>
            <text:p text:style-name="P12"><text:span text:style-name="T18">* </text:span><text:span text:style-name="T18">819651f (</text:span><text:span text:style-name="T27">HEAD</text:span><text:span text:style-name="T18"> -&gt; </text:span><text:span text:style-name="T27">master</text:span><text:span text:style-name="T18">, </text:span><text:span text:style-name="T27">origin/master</text:span><text:span text:style-name="T18">, </text:span><text:span text:style-name="T27">testing</text:span><text:span text:style-name="T18">)</text:span><text:span text:style-name="T18"> added databases after postgres check</text:span></text:p>
            <text:p text:style-name="P12"><text:span text:style-name="T18">* </text:span><text:span text:style-name="T18">5c9f93c</text:span><text:span text:style-name="T18"> Adding purpose</text:span></text:p>
            <text:p text:style-name="P12"><text:span text:style-name="T18">* </text:span><text:span text:style-name="T18">0761fbf</text:span><text:span text:style-name="T18"> first commit</text:span></text:p>
            <text:p text:style-name="P12"><text:span text:style-name="T18">deBoor:uis-database develop$ sudo git checkout testing</text:span></text:p>
            <text:p text:style-name="P12"><text:span text:style-name="T18">Switched to branch 'testing'</text:span></text:p>
            <text:p text:style-name="P12"><text:span text:style-name="T18">deBoor:uis-database develop$ git log --oneline --decorate --graph --all</text:span></text:p>
            <text:p text:style-name="P12"><text:span text:style-name="T18">* </text:span><text:span text:style-name="T18">819651f (</text:span><text:span text:style-name="T27">HEAD</text:span><text:span text:style-name="T18"> -&gt; </text:span><text:span text:style-name="T27">testing</text:span><text:span text:style-name="T18">, </text:span><text:span text:style-name="T27">origin/master</text:span><text:span text:style-name="T18">, </text:span><text:span text:style-name="T27">master</text:span><text:span text:style-name="T18">)</text:span><text:span text:style-name="T18"> added databases after postgres check</text:span></text:p>
            <text:p text:style-name="P12"><text:span text:style-name="T18">* </text:span><text:span text:style-name="T18">5c9f93c</text:span><text:span text:style-name="T18"> Adding purpose</text:span></text:p>
            <text:p text:style-name="P12"><text:span text:style-name="T18">* </text:span><text:span text:style-name="T18">0761fbf</text:span><text:span text:style-name="T18"> first commit</text:span></text:p>
            <text:p text:style-name="P12"><text:span text:style-name="T18">deBoor:uis-database develop$ </text:span></text:p>
            <text:p text:style-name="P11"><text:span text:style-name="T14"/></text:p>
            <text:p text:style-name="P11"><text:span text:style-name="T14"/></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
      <text:p text:style-name="P18"/>
      <text:p text:style-name="P18"/>
      <text:p text:style-name="P17"/>
      <text:p text:style-name="P19"/>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text:soft-page-break/>Alphabetical Index</text:p>
          </text:index-title>
          <text:p text:style-name="P26">git clone<text:tab/>2</text:p>
          <text:p text:style-name="P26">git status<text:tab/>2</text:p>
          <text:p text:style-name="P26">README.md<text:tab/>3</text:p>
          <text:p text:style-name="P26">sudo chown<text:tab/>2</text:p>
          <text:p text:style-name="P26">sudo git pull<text:tab/>3</text:p>
          <text:p text:style-name="P26">sudo: sudo git push -u origin master<text:tab/>2</text:p>
          <text:p text:style-name="P26">--global user.email<text:tab/></text:p>
          <text:p text:style-name="P27">git config<text:tab/>3</text:p>
          <text:p text:style-name="P27">git push -u origin master<text:tab/>2</text:p>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mily-generic="roman" style:font-pitch="variable"/>
    <style:font-face style:name="Courier" svg:font-family="Courier" style:font-family-generic="roman" style:font-pitch="variable"/>
    <style:font-face style:name="Courier-Bold" svg:font-family="Courier-Bold" style:font-family-generic="roman" style:font-pitch="variable"/>
    <style:font-face style:name="HelveticaNeue" svg:font-family="HelveticaNeue" style:font-family-generic="roman" style:font-pitch="variable"/>
    <style:font-face style:name="HelveticaNeue-Medium" svg:font-family="HelveticaNeue-Medium"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file-name text:display="full">/Volumes/dokumenter/dokumenter_kontrakter/coh1 kontrakter 003/kontrakter 2016/uis1 udvikling af interaktive systemer/brief 014 git/sop using github-20161206-2.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Lassen</meta:initial-creator>
    <meta:creation-date>2016-12-06T16:32:31.823339000</meta:creation-date>
    <dc:date>2016-12-08T11:06:21.259444000</dc:date>
    <dc:creator>Anders Lassen</dc:creator>
    <meta:editing-duration>P1DT14H49M31S</meta:editing-duration>
    <meta:editing-cycles>13</meta:editing-cycles>
    <meta:generator>LibreOffice/5.0.6.3$MacOSX_X86_64 LibreOffice_project/490fc03b25318460cfc54456516ea2519c11d1aa</meta:generator>
    <meta:document-statistic meta:table-count="5" meta:image-count="0" meta:object-count="0" meta:page-count="5" meta:paragraph-count="120" meta:word-count="951" meta:character-count="6287" meta:non-whitespace-character-count="5430"/>
  </office:meta>
</office:document-meta>
</file>